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01f90" officeooo:paragraph-rsid="00101f90"/>
    </style:style>
    <style:style style:name="P2" style:family="paragraph" style:parent-style-name="Heading_20_1">
      <style:text-properties officeooo:rsid="0010d7e4" officeooo:paragraph-rsid="0010d7e4"/>
    </style:style>
    <style:style style:name="P3" style:family="paragraph" style:parent-style-name="Heading_20_1">
      <style:text-properties officeooo:rsid="00112b02" officeooo:paragraph-rsid="00112b02"/>
    </style:style>
    <style:style style:name="P4" style:family="paragraph" style:parent-style-name="Heading_20_1">
      <style:text-properties officeooo:rsid="001262e9" officeooo:paragraph-rsid="001262e9"/>
    </style:style>
    <style:style style:name="P5" style:family="paragraph" style:parent-style-name="Text_20_body">
      <style:text-properties officeooo:rsid="00101f90" officeooo:paragraph-rsid="00101f90"/>
    </style:style>
    <style:style style:name="P6" style:family="paragraph" style:parent-style-name="Text_20_body">
      <style:text-properties officeooo:paragraph-rsid="00101f90"/>
    </style:style>
    <style:style style:name="P7" style:family="paragraph" style:parent-style-name="Text_20_body">
      <style:text-properties officeooo:rsid="0010d7e4" officeooo:paragraph-rsid="0010d7e4"/>
    </style:style>
    <style:style style:name="P8" style:family="paragraph" style:parent-style-name="Text_20_body">
      <style:text-properties officeooo:rsid="00112b02" officeooo:paragraph-rsid="00112b02"/>
    </style:style>
    <style:style style:name="P9" style:family="paragraph" style:parent-style-name="Text_20_body">
      <style:text-properties officeooo:rsid="001262e9" officeooo:paragraph-rsid="001262e9"/>
    </style:style>
    <style:style style:name="P10" style:family="paragraph" style:parent-style-name="Text_20_body">
      <style:text-properties officeooo:rsid="001521e3" officeooo:paragraph-rsid="001521e3"/>
    </style:style>
    <style:style style:name="P11" style:family="paragraph" style:parent-style-name="Heading_20_3">
      <style:text-properties officeooo:rsid="00101f90" officeooo:paragraph-rsid="00101f90"/>
    </style:style>
    <style:style style:name="P12" style:family="paragraph" style:parent-style-name="Heading_20_3">
      <style:text-properties officeooo:rsid="0010d7e4" officeooo:paragraph-rsid="0010d7e4"/>
    </style:style>
    <style:style style:name="P13" style:family="paragraph" style:parent-style-name="Heading_20_3">
      <style:text-properties officeooo:rsid="00112b02" officeooo:paragraph-rsid="00112b02"/>
    </style:style>
    <style:style style:name="P14" style:family="paragraph" style:parent-style-name="Heading_20_3">
      <style:text-properties officeooo:rsid="001262e9" officeooo:paragraph-rsid="001262e9"/>
    </style:style>
    <style:style style:name="P15" style:family="paragraph" style:parent-style-name="Heading_20_3">
      <style:text-properties officeooo:rsid="001521e3" officeooo:paragraph-rsid="001521e3"/>
    </style:style>
    <style:style style:name="T1" style:family="text">
      <style:text-properties officeooo:rsid="00101f90"/>
    </style:style>
    <style:style style:name="T2" style:family="text">
      <style:text-properties officeooo:rsid="0010d7e4"/>
    </style:style>
    <style:style style:name="T3" style:family="text">
      <style:text-properties officeooo:rsid="001262e9"/>
    </style:style>
    <style:style style:name="T4" style:family="text">
      <style:text-properties officeooo:rsid="001521e3"/>
    </style:style>
    <style:style style:name="T5" style:family="text">
      <style:text-properties officeooo:rsid="0016bf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тчет по тестированию приложения QuizRunner.</text:p>
      <text:h text:style-name="P1" text:outline-level="1">Тест 1.</text:h>
      <text:h text:style-name="P11" text:outline-level="3">Проверка чтения базы данных.</text:h>
      <text:p text:style-name="P5">Цель: проверить корректность считанных данных, т. е. их соответствие данным, находящимся в базе данных.</text:p>
      <text:p text:style-name="P5">Метод тестирования: вручную были пересмотрены все вопросы и их соответствие данным, находящимся на экране.</text:p>
      <text:p text:style-name="P5">Результат: полное соответствие.</text:p>
      <text:h text:style-name="P1" text:outline-level="1">Тест 2.</text:h>
      <text:h text:style-name="P11" text:outline-level="3">Поиск орфографических и пунктуационных ошибок в базе данных.</text:h>
      <text:p text:style-name="P5">Цель: проверить базу данных на наличие орфографических и пунктуационных ошибок. Также необходимо сохранять целостность стиля: вопросы начинаются с заглавной буквы, а ответы написаны строчными буквами.</text:p>
      <text:p text:style-name="P5">Метод тестирования: сайт <text:a xlink:type="simple" xlink:href="https://text.ru/spelling" text:style-name="Internet_20_link" text:visited-style-name="Visited_20_Internet_20_Link">https://text.ru/spelling</text:a>, <text:span text:style-name="T2">ручная проверка.</text:span></text:p>
      <text:p text:style-name="P6"><text:span text:style-name="T1">Результат: имеются ошибки.</text:span></text:p>
      <text:h text:style-name="P2" text:outline-level="1">Тест 3.</text:h>
      <text:h text:style-name="P12" text:outline-level="3">Проверка вопрос и ответов.</text:h>
      <text:p text:style-name="P7">Цель: проверить, соответствуют ли вопросы и ответы тематике программы. Проверить на правильность код, написанный в вопросах и ответах.</text:p>
      <text:p text:style-name="P7">Метод тестирования: ручная проверка.</text:p>
      <text:p text:style-name="P7">Результат: имеются ошибки.</text:p>
      <text:h text:style-name="P2" text:outline-level="1">Тест 4.</text:h>
      <text:h text:style-name="P13" text:outline-level="3">Проверка правильности ответов на вопросы.</text:h>
      <text:p text:style-name="P8">Цель: проверить правильность ответов на вопросы.</text:p>
      <text:p text:style-name="P8">Метод тестирования: ручная проверка.</text:p>
      <text:p text:style-name="P8">Результат: имеются ошибки.</text:p>
      <text:h text:style-name="P3" text:outline-level="1"><text:soft-page-break/>Тест 5.</text:h>
      <text:h text:style-name="P13" text:outline-level="3">Проверка текстов внутри программы.</text:h>
      <text:p text:style-name="P8">Цель: проверить тексты на русском языке внутри программы на наличие всевозможных ошибок.</text:p>
      <text:p text:style-name="P8">Метод тестирования: ручная проверка.</text:p>
      <text:p text:style-name="P8">Результат: <text:span text:style-name="T3">имеются ошибки.</text:span></text:p>
      <text:h text:style-name="P4" text:outline-level="1">Тест 6.</text:h>
      <text:h text:style-name="P14" text:outline-level="3">Проверка ввода/вывода.</text:h>
      <text:p text:style-name="P9">Цель: проверить, будут ли засчитываться правильные ответы.</text:p>
      <text:p text:style-name="P9">Метод тестирования: ручная проверка. Main.cpp был переписан для того, чтобы была возможность ответить на все вопросы, а функция showAnswer была переписана для того, чтобы она выводила только количество правильных ответов в сравнении с общим количеством вопросов.</text:p>
      <text:p text:style-name="P9">Результат: полное соответствие.</text:p>
      <text:h text:style-name="P4" text:outline-level="1">Тест 7.</text:h>
      <text:h text:style-name="P14" text:outline-level="3">Проверка управления.</text:h>
      <text:p text:style-name="P9">Цель: проверить, на какие клавиши будет реагировать программа и на каком экране.</text:p>
      <text:p text:style-name="P10">Метод тестирования: ручная проверка.</text:p>
      <text:p text:style-name="P10">Результат: при нажатии на стрелочки и функциональные клавиши программа ведет себя не так, как положено. На русскую раскладку не реагирует.</text:p>
      <text:p text:style-name="P10">Замечание: <text:span text:style-name="T5">по словам тим-лида, будут предприняты попытки исправить данную проблему. </text:span></text:p>
      <text:h text:style-name="Heading_20_1" text:outline-level="1"><text:s/><text:span text:style-name="T4">Тест 8.</text:span></text:h>
      <text:h text:style-name="P15" text:outline-level="3">Проверка вывода результата.</text:h>
      <text:p text:style-name="P10">Цель: проверить, верно ли выводится результат тестирования.</text:p>
      <text:p text:style-name="P10">Метод тестирования: ручная проверка.</text:p>
      <text:p text:style-name="P10">Результат: полное соответств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officeooo:rsid="001262e9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00:03.933367476</meta:creation-date>
    <dc:date>2017-05-01T17:00:58.499359240</dc:date>
    <meta:editing-duration>PT7M1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42" meta:word-count="281" meta:character-count="2163" meta:non-whitespace-character-count="1922"/>
  </office:meta>
</office:document-meta>
</file>